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d5c5" officeooo:paragraph-rsid="0019d5c5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officeooo:rsid="0019d5c5"/>
    </style:style>
    <style:style style:name="T2" style:family="text">
      <style:text-properties fo:background-color="#f9f9f9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njour Je suis Martin PINEAU le stagiaire du service informatique qui arrive mardi 2 Avril</text:p>
      <text:p text:style-name="P1">et j’aurais des questions a vous poser ?</text:p>
      <text:p text:style-name="P1">- Où dois-je me présenter ? A l’accueil pour les appeler par la suite</text:p>
      <text:p text:style-name="P2">- <text:span text:style-name="T2">À </text:span>quelle heure dois-je me présenter ? <text:span text:style-name="T1">9H</text:span></text:p>
      <text:p text:style-name="P2">- Pour les repas du midi dois-je amener mon repas ou y a t'il une cantine sur place ? <text:span text:style-name="T1">Il y a une cantine</text:span></text:p>
      <text:p text:style-name="P2">- Dois-je avoir une tenue vestimentaire particulière ? <text:span text:style-name="T1">Non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8T15:15:50.444000000</meta:creation-date>
    <dc:date>2024-03-28T15:35:14.757000000</dc:date>
    <meta:editing-duration>PT19M25S</meta:editing-duration>
    <meta:editing-cycles>1</meta:editing-cycles>
    <meta:document-statistic meta:table-count="0" meta:image-count="0" meta:object-count="0" meta:page-count="1" meta:paragraph-count="6" meta:word-count="79" meta:character-count="404" meta:non-whitespace-character-count="331"/>
    <meta:generator>LibreOffice/7.6.2.1$Windows_X86_64 LibreOffice_project/56f7684011345957bbf33a7ee678afaf4d2ba333</meta:generator>
  </office:meta>
</office:document-meta>
</file>